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168EA037609FBC9D1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16.203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7.487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name="Group 30">
          <draw:g draw:name="Group 31">
            <draw:custom-shape draw:name="Straight Arrow Connector 35" draw:style-name="gr1" draw:text-style-name="P1" draw:layer="layout" svg:width="16.703cm" svg:height="0.001cm" svg:x="6.411cm" svg:y="13.3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6" draw:style-name="gr2" draw:text-style-name="P1" draw:layer="layout" svg:width="0.001cm" svg:height="7.737cm" svg:x="7.42cm" svg:y="6.349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32" draw:style-name="gr3" draw:text-style-name="P3" draw:layer="layout" svg:width="2.916cm" svg:height="1.267cm" svg:x="13.81cm" svg:y="13.317cm">
            <text:p text:style-name="P2"><text:span text:style-name="T1">poi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4" draw:text-style-name="P3" draw:layer="layout" svg:width="3.006cm" svg:height="1.266cm" draw:transform="rotate (1.5707963267949) translate (6.059cm 11.737cm)">
            <text:p text:style-name="P2"><text:span text:style-name="T1">valu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5" draw:text-style-name="P1" draw:layer="layout" svg:width="14.223cm" svg:height="6.667cm" svg:x="7.721cm" svg:y="6.441cm">
          <draw:image xlink:href="Pictures/100002010000030000000168EA037609FBC9D1B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8:20:15.100571569</meta:creation-date>
    <dc:date>2018-03-17T19:07:57.988720088</dc:date>
    <meta:editing-duration>PT47M42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